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iTunes</text:p>
          </table:table-cell>
          <table:table-cell office:value-type="string" calcext:value-type="string">
            <text:p>Beatpor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Soundcloud</text:p>
          </table:table-cell>
          <table:table-cell/>
        </table:table-row>
        <table:table-row table:style-name="ro1">
          <table:table-cell office:value-type="string" calcext:value-type="string">
            <text:p>HBFS 07 (with image)</text:p>
          </table:table-cell>
          <table:table-cell table:number-columns-repeated="4"/>
          <table:table-cell office:value-type="string" calcext:value-type="string">
            <text:p><text:a xlink:href="https://soundcloud.com/daftpunkofficialmusic/sets/harder-better-faster-2" xlink:type="simple">https://soundcloud.com/daftpunkofficialmusic/sets/harder-better-faster-2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ework (Remixes)</text:p>
          </table:table-cell>
          <table:table-cell/>
          <table:table-cell office:value-type="string" calcext:value-type="string">
            <text:p><text:a xlink:href="https://music.apple.com/se/album/homework-remixes/1609463521" xlink:type="simple">https://music.apple.com/se/album/homework-remixes/1609463521</text:a></text:p>
          </table:table-cell>
          <table:table-cell office:value-type="string" calcext:value-type="string">
            <text:p><text:a xlink:href="https://www.beatport.com/release/homework-remixes/3662700" xlink:type="simple">https://www.beatport.com/release/homework-remixes/3662700</text:a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gotta try you girl</text:p>
          </table:table-cell>
          <table:table-cell/>
          <table:table-cell office:value-type="string" calcext:value-type="string">
            <text:p><text:a xlink:href="https://music.apple.com/se/album/i-gotta-try-you-girl-feat-daft-punk-daft-punk-edit-ep/1554935100" xlink:type="simple">https://music.apple.com/se/album/i-gotta-try-you-girl-feat-daft-punk-daft-punk-edit-ep/1554935100</text:a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to face (Demon)</text:p>
          </table:table-cell>
          <table:table-cell/>
          <table:table-cell office:value-type="string" calcext:value-type="string">
            <text:p><text:a xlink:href="https://music.apple.com/se/album/face-to-face-demon-remix-single/693610813" xlink:type="simple">https://music.apple.com/se/album/face-to-face-demon-remix-single/693610813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YL</text:p>
          </table:table-cell>
          <table:table-cell table:number-columns-repeated="3"/>
          <table:table-cell office:value-type="string" calcext:value-type="string">
            <text:p><text:a xlink:href="https://www.youtube.com/playlist?list=OLAK5uy_l88x8jACSShk1PJDZOmgnw3k_coxBnOC8" xlink:type="simple">https://www.youtube.com/playlist?list=OLAK5uy_l88x8jACSShk1PJDZOmgnw3k_coxBnOC8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echnologic (Basement Jaxx)</text:p>
          </table:table-cell>
          <table:table-cell table:number-columns-repeated="3"/>
          <table:table-cell office:value-type="string" calcext:value-type="string">
            <text:p><text:a xlink:href="https://www.youtube.com/playlist?list=OLAK5uy_kpoAxH4kRfQVHqIn0Wgc-qE-7s7J93ydA" xlink:type="simple">https://www.youtube.com/playlist?list=OLAK5uy_kpoAxH4kRfQVHqIn0Wgc-qE-7s7J93ydA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bot Rock (Full Single)</text:p>
          </table:table-cell>
          <table:table-cell table:number-columns-repeated="3"/>
          <table:table-cell office:value-type="string" calcext:value-type="string">
            <text:p><text:a xlink:href="https://www.youtube.com/playlist?list=OLAK5uy_lxqnXqkoiPKEWLLGU_4k3EDOKM_fktnQw" xlink:type="simple">https://www.youtube.com/playlist?list=OLAK5uy_lxqnXqkoiPKEWLLGU_4k3EDOKM_fktnQw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AA (Emperor Machine)</text:p>
          </table:table-cell>
          <table:table-cell table:number-columns-repeated="3"/>
          <table:table-cell office:value-type="string" calcext:value-type="string">
            <text:p><text:a xlink:href="https://www.youtube.com/playlist?list=OLAK5uy_l93ulOtImEYzEWrJwcgMUNbZFdOPFxuVg" xlink:type="simple">https://www.youtube.com/playlist?list=OLAK5uy_l93ulOtImEYzEWrJwcgMUNbZFdOPFxuVg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echnologic (Vitalic)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a xlink:href="https://www.youtube.com/playlist?list=OLAK5uy_ldwOQg1ZpziCwaU-n6f4U-nZr65cR078s" xlink:type="simple">https://www.youtube.com/playlist?list=OLAK5uy_ldwOQg1ZpziCwaU-n6f4U-nZr65cR078s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AA (Alter Ego)</text:p>
          </table:table-cell>
          <table:table-cell table:number-columns-repeated="3"/>
          <table:table-cell office:value-type="string" calcext:value-type="string">
            <text:p><text:a xlink:href="https://www.youtube.com/playlist?list=OLAK5uy_lSK2nXjEzUdnt81WR1y6A19tuRoZj9KmY" xlink:type="simple">https://www.youtube.com/playlist?list=OLAK5uy_lSK2nXjEzUdnt81WR1y6A19tuRoZj9KmY</text:a></text:p>
          </table:table-cell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0:29:31.806000000</meta:creation-date>
    <dc:date>2023-03-05T10:57:41.593000000</dc:date>
    <meta:editing-duration>PT28M21S</meta:editing-duration>
    <meta:editing-cycles>1</meta:editing-cycles>
    <meta:document-statistic meta:table-count="1" meta:cell-count="39" meta:object-count="0"/>
    <meta:generator>LibreOffice/7.4.0.3$Windows_X86_64 LibreOffice_project/f85e47c08ddd19c015c0114a68350214f7066f5a</meta:generator>
  </office:meta>
</office:document-meta>
</file>